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udo sobre vários campos, entre eles filosofia, ciência e tecnologia. O método de estudo é direto e caótico, dando preferência aos conteúdos sintetizados relativo, sem deixar de levantar questões sobre a natureza dos processos, produtos, suas necessidades e implic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4</meta:editing-cycles>
    <meta:creation-date>2015-05-28T22:34:00</meta:creation-date>
    <dc:date>2016-03-27T15:39:00</dc:date>
    <meta:editing-duration>PT4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39" meta:character-count="272" meta:non-whitespace-character-count="2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